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724a" officeooo:paragraph-rsid="0000724a"/>
    </style:style>
    <style:style style:name="P2" style:family="paragraph" style:parent-style-name="Standard">
      <style:text-properties fo:font-size="14pt" officeooo:rsid="0000724a" officeooo:paragraph-rsid="0000724a" style:font-size-asian="12.25pt" style:font-size-complex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2"/><text:span text:style-name="T2">C,C++ Multiple choice questions</text:span></text:p>
      <text:p text:style-name="P1"/>
      <text:p text:style-name="P1"/>
      <text:p text:style-name="P1"/>
      <text:p text:style-name="P2"><text:span text:style-name="T3">1. <text:s/><text:tab/></text:span></text:p>
      <text:p text:style-name="P2"><text:span text:style-name="T3"></text:span></text:p>
      <text:p text:style-name="P2"><text:span text:style-name="T3">What is the similarity between a structure, union and enumeration?</text:span></text:p>
      <text:p text:style-name="P2"><text:span text:style-name="T3">A. <text:tab/>All of them let you define new values</text:span></text:p>
      <text:p text:style-name="P2"><text:span text:style-name="T3">B. <text:tab/>All of them let you define new data types</text:span></text:p>
      <text:p text:style-name="P2"><text:span text:style-name="T3">C. <text:tab/>All of them let you define new pointers</text:span></text:p>
      <text:p text:style-name="P2"><text:span text:style-name="T3">D. <text:tab/>All of them let you define new structures</text:span></text:p>
      <text:p text:style-name="P2"><text:span text:style-name="T3"></text:span></text:p>
      <text:p text:style-name="P2"><text:span text:style-name="T3">Answer: Option B<text:tab/></text:span></text:p>
      <text:p text:style-name="P2"><text:span text:style-name="T3"></text:span></text:p>
      <text:p text:style-name="P2"><text:span text:style-name="T3">2.</text:span></text:p>
      <text:p text:style-name="P2"><text:span text:style-name="T3">Point out the error in the program?</text:span></text:p>
      <text:p text:style-name="P2"><text:span text:style-name="T3"></text:span></text:p>
      <text:p text:style-name="P2"><text:span text:style-name="T3">struct emp</text:span></text:p>
      <text:p text:style-name="P2"><text:span text:style-name="T3">{</text:span></text:p>
      <text:p text:style-name="P2"><text:span text:style-name="T3"><text:s text:c="4"/>int ecode;</text:span></text:p>
      <text:p text:style-name="P2"><text:span text:style-name="T3"><text:s text:c="4"/>struct emp e;</text:span></text:p>
      <text:p text:style-name="P2"><text:span text:style-name="T3">};</text:span></text:p>
      <text:p text:style-name="P2"><text:span text:style-name="T3"></text:span></text:p>
      <text:p text:style-name="P2"><text:span text:style-name="T3">A. <text:tab/>Error: in structure declaration</text:span></text:p>
      <text:p text:style-name="P2"><text:span text:style-name="T3">B. <text:tab/>Linker Error</text:span></text:p>
      <text:p text:style-name="P2"><text:span text:style-name="T3">C. <text:tab/>No Error</text:span></text:p>
      <text:p text:style-name="P2"><text:span text:style-name="T3">D. <text:tab/>None of above</text:span></text:p>
      <text:p text:style-name="P2"><text:span text:style-name="T3"></text:span></text:p>
      <text:p text:style-name="P2"><text:span text:style-name="T3">A. <text:tab/>Error: in structure declaration</text:span></text:p>
      <text:p text:style-name="P2"><text:span text:style-name="T3"></text:span></text:p>
      <text:p text:style-name="P2"><text:span text:style-name="T3"></text:span></text:p>
      <text:p text:style-name="P2"><text:span text:style-name="T3">#include&lt;stdio.h&gt;</text:span></text:p>
      <text:p text:style-name="P2"><text:span text:style-name="T3">#include&lt;string.h&gt;</text:span></text:p>
      <text:p text:style-name="P2"><text:span text:style-name="T3"></text:span></text:p>
      <text:p text:style-name="P2"><text:span text:style-name="T3">int main()</text:span></text:p>
      <text:p text:style-name="P2"><text:span text:style-name="T3">{</text:span></text:p>
      <text:p text:style-name="P2"><text:span text:style-name="T3"><text:s text:c="4"/>char str1[20] = "Hello", str2[20] = " World";</text:span></text:p>
      <text:p text:style-name="P2"><text:span text:style-name="T3"><text:s text:c="4"/>printf("%s\n", strcpy(str2, strcat(str1, str2)));</text:span></text:p>
      <text:p text:style-name="P2"><text:span text:style-name="T3"><text:s text:c="4"/>return 0;</text:span></text:p>
      <text:p text:style-name="P2"><text:span text:style-name="T3">}</text:span></text:p>
      <text:p text:style-name="P2"><text:span text:style-name="T3"></text:span></text:p>
      <text:p text:style-name="P2"><text:span text:style-name="T3">A. <text:tab/>Hello<text:tab/>B. <text:tab/>World</text:span></text:p>
      <text:p text:style-name="P2"><text:span text:style-name="T3">C. <text:tab/>Hello World<text:tab/>D. <text:tab/>WorldHello</text:span></text:p>
      <text:p text:style-name="P2"><text:span text:style-name="T3"></text:span></text:p>
      <text:p text:style-name="P2"><text:span text:style-name="T3">Ans: C </text:span></text:p>
      <text:p text:style-name="P2"><text:soft-page-break/><text:span text:style-name="T3"></text:span></text:p>
      <text:p text:style-name="P2"><text:span text:style-name="T3"></text:span></text:p>
      <text:p text:style-name="P2"><text:span text:style-name="T3"></text:span></text:p>
      <text:p text:style-name="P2"><text:span text:style-name="T3"><text:s/><text:tab/></text:span></text:p>
      <text:p text:style-name="P2"><text:span text:style-name="T3">4.</text:span></text:p>
      <text:p text:style-name="P2"><text:span text:style-name="T3">Which of the following cannot be checked in a switch-case statement?</text:span></text:p>
      <text:p text:style-name="P2"><text:span text:style-name="T3">A. <text:tab/>Character<text:tab/>B. <text:tab/>Integer</text:span></text:p>
      <text:p text:style-name="P2"><text:span text:style-name="T3">C. <text:tab/>Float<text:tab/>D. <text:tab/>enum</text:span></text:p>
      <text:p text:style-name="P2"><text:span text:style-name="T3"></text:span></text:p>
      <text:p text:style-name="P2"><text:span text:style-name="T3">Answer: Option C</text:span></text:p>
      <text:p text:style-name="P2"><text:span text:style-name="T3"></text:span></text:p>
      <text:p text:style-name="P2"><text:span text:style-name="T3"><text:s/><text:tab/></text:span></text:p>
      <text:p text:style-name="P2"><text:span text:style-name="T3">5.</text:span></text:p>
      <text:p text:style-name="P2"><text:span text:style-name="T3">In C, if you pass an array as an argument to a function, what actually gets passed?</text:span></text:p>
      <text:p text:style-name="P2"><text:span text:style-name="T3">A. <text:tab/>Value of elements in array</text:span></text:p>
      <text:p text:style-name="P2"><text:span text:style-name="T3">B. <text:tab/>First element of the array</text:span></text:p>
      <text:p text:style-name="P2"><text:span text:style-name="T3">C. <text:tab/>Base address of the array</text:span></text:p>
      <text:p text:style-name="P2"><text:span text:style-name="T3">D. <text:tab/>Address of the last element of array</text:span></text:p>
      <text:p text:style-name="P2"><text:span text:style-name="T3"></text:span></text:p>
      <text:p text:style-name="P2"><text:span text:style-name="T3"></text:span></text:p>
      <text:p text:style-name="P2"><text:span text:style-name="T3">6.</text:span></text:p>
      <text:p text:style-name="P2"><text:span text:style-name="T3">int main()</text:span></text:p>
      <text:p text:style-name="P2"><text:span text:style-name="T3">{</text:span></text:p>
      <text:p text:style-name="P2"><text:span text:style-name="T3"><text:s text:c="4"/>int a[5] = {5, 1, 15, 20, 25};</text:span></text:p>
      <text:p text:style-name="P2"><text:span text:style-name="T3"><text:s text:c="4"/>int i, j, m;</text:span></text:p>
      <text:p text:style-name="P2"><text:span text:style-name="T3"><text:s text:c="4"/>i = ++a[1];</text:span></text:p>
      <text:p text:style-name="P2"><text:span text:style-name="T3"><text:s text:c="4"/>j = a[1]++;</text:span></text:p>
      <text:p text:style-name="P2"><text:span text:style-name="T3"><text:s text:c="4"/>m = a[i++];</text:span></text:p>
      <text:p text:style-name="P2"><text:span text:style-name="T3"><text:s text:c="4"/>printf("%d, %d, %d", i, j, m);</text:span></text:p>
      <text:p text:style-name="P2"><text:span text:style-name="T3"><text:s text:c="4"/>return 0;</text:span></text:p>
      <text:p text:style-name="P2"><text:span text:style-name="T3">}</text:span></text:p>
      <text:p text:style-name="P2"><text:span text:style-name="T3"></text:span></text:p>
      <text:p text:style-name="P2"><text:span text:style-name="T3"></text:span></text:p>
      <text:p text:style-name="P2"><text:span text:style-name="T3">ans : C. 3, 2, 15</text:span></text:p>
      <text:p text:style-name="P2"><text:span text:style-name="T3"></text:span></text:p>
      <text:p text:style-name="P2"><text:span text:style-name="T3">7.</text:span></text:p>
      <text:p text:style-name="P2"><text:span text:style-name="T3">#include&lt;stdio.h&gt;</text:span></text:p>
      <text:p text:style-name="P2"><text:span text:style-name="T3"></text:span></text:p>
      <text:p text:style-name="P2"><text:span text:style-name="T3">int main()</text:span></text:p>
      <text:p text:style-name="P2"><text:span text:style-name="T3">{</text:span></text:p>
      <text:p text:style-name="P2"><text:span text:style-name="T3"><text:s text:c="4"/>int ***r, **q, *p, i=8;</text:span></text:p>
      <text:p text:style-name="P2"><text:span text:style-name="T3"><text:s text:c="4"/>p = &amp;i;</text:span></text:p>
      <text:p text:style-name="P2"><text:span text:style-name="T3"><text:s text:c="4"/>q = &amp;p;</text:span></text:p>
      <text:p text:style-name="P2"><text:span text:style-name="T3"><text:s text:c="4"/>r = &amp;q;</text:span></text:p>
      <text:p text:style-name="P2"><text:soft-page-break/><text:span text:style-name="T3"><text:s text:c="4"/>printf("%d, %d, %d\n", *p, **q, ***r);</text:span></text:p>
      <text:p text:style-name="P2"><text:span text:style-name="T3"><text:s text:c="4"/>return 0;</text:span></text:p>
      <text:p text:style-name="P2"><text:span text:style-name="T3">}</text:span></text:p>
      <text:p text:style-name="P2"><text:span text:style-name="T3"></text:span></text:p>
      <text:p text:style-name="P2"><text:span text:style-name="T3">8. <text:s/><text:tab/></text:span></text:p>
      <text:p text:style-name="P2"><text:span text:style-name="T3"></text:span></text:p>
      <text:p text:style-name="P2"><text:span text:style-name="T3">Which one of the following is the correct way to declare a pure virtual function?</text:span></text:p>
      <text:p text:style-name="P2"><text:span text:style-name="T3">A. <text:tab/>virtual void Display(void){0};</text:span></text:p>
      <text:p text:style-name="P2"><text:span text:style-name="T3">B. <text:tab/>virtual void Display = 0;</text:span></text:p>
      <text:p text:style-name="P2"><text:span text:style-name="T3">C. <text:tab/>virtual void Display(void) = 0;</text:span></text:p>
      <text:p text:style-name="P2"><text:span text:style-name="T3">D. <text:tab/>void Display(void) = 0;</text:span></text:p>
      <text:p text:style-name="P2"><text:span text:style-name="T3"></text:span></text:p>
      <text:p text:style-name="P2"><text:span text:style-name="T3"></text:span></text:p>
      <text:p text:style-name="P2"><text:span text:style-name="T3">Ans: C</text:span></text:p>
      <text:p text:style-name="P2"><text:span text:style-name="T3"></text:span></text:p>
      <text:p text:style-name="P2"><text:span text:style-name="T3"></text:span></text:p>
      <text:p text:style-name="P2"><text:span text:style-name="T3"></text:span></text:p>
      <text:p text:style-name="P2"><text:span text:style-name="T3">9.</text:span></text:p>
      <text:p text:style-name="P2"><text:span text:style-name="T3">class Bix</text:span></text:p>
      <text:p text:style-name="P2"><text:span text:style-name="T3">{</text:span></text:p>
      <text:p text:style-name="P2"><text:span text:style-name="T3"><text:s text:c="4"/>public:</text:span></text:p>
      <text:p text:style-name="P2"><text:span text:style-name="T3"><text:s text:c="4"/>static void MyFunction();</text:span></text:p>
      <text:p text:style-name="P2"><text:span text:style-name="T3">};</text:span></text:p>
      <text:p text:style-name="P2"><text:span text:style-name="T3">int main()</text:span></text:p>
      <text:p text:style-name="P2"><text:span text:style-name="T3">{</text:span></text:p>
      <text:p text:style-name="P2"><text:span text:style-name="T3"><text:s text:c="4"/>void(*ptr)() = &amp;Bix::MyFunction;</text:span></text:p>
      <text:p text:style-name="P2"><text:span text:style-name="T3"><text:s text:c="4"/>return 0; </text:span></text:p>
      <text:p text:style-name="P2"><text:span text:style-name="T3">}</text:span></text:p>
      <text:p text:style-name="P2"><text:span text:style-name="T3"></text:span></text:p>
      <text:p text:style-name="P2"><text:span text:style-name="T3">A. <text:tab/>The program reports an error as pointer to member function cannot be defined outside the definition of class.</text:span></text:p>
      <text:p text:style-name="P2"><text:span text:style-name="T3">B. <text:tab/>The program reports an error as pointer to static member function cannot be defined.</text:span></text:p>
      <text:p text:style-name="P2"><text:span text:style-name="T3">C. <text:tab/>The program reports an error as pointer to member function cannot be defined without object.</text:span></text:p>
      <text:p text:style-name="P2"><text:span text:style-name="T3">D. <text:tab/>The program reports linker error.</text:span></text:p>
      <text:p text:style-name="P2"><text:span text:style-name="T3"></text:span></text:p>
      <text:p text:style-name="P2"><text:span text:style-name="T3"></text:span></text:p>
      <text:p text:style-name="P2"><text:span text:style-name="T3">Ans: D</text:span></text:p>
      <text:p text:style-name="P2"><text:span text:style-name="T3"></text:span></text:p>
      <text:p text:style-name="P2"><text:span text:style-name="T3"></text:span></text:p>
      <text:p text:style-name="P2"><text:span text:style-name="T3">10.</text:span></text:p>
      <text:p text:style-name="P2"><text:span text:style-name="T3"><text:s text:c="4"/>#include &lt;stdio.h&gt; </text:span></text:p>
      <text:p text:style-name="P2"><text:span text:style-name="T3"></text:span></text:p>
      <text:p text:style-name="P2"><text:span text:style-name="T3"><text:s text:c="4"/>using namespace std;</text:span></text:p>
      <text:p text:style-name="P2"><text:soft-page-break/><text:span text:style-name="T3"></text:span></text:p>
      <text:p text:style-name="P2"><text:span text:style-name="T3"><text:s text:c="4"/>int main()</text:span></text:p>
      <text:p text:style-name="P2"><text:span text:style-name="T3"></text:span></text:p>
      <text:p text:style-name="P2"><text:span text:style-name="T3"><text:s text:c="4"/>{</text:span></text:p>
      <text:p text:style-name="P2"><text:span text:style-name="T3"></text:span></text:p>
      <text:p text:style-name="P2"><text:span text:style-name="T3"><text:s text:c="8"/>int num1 = 5;</text:span></text:p>
      <text:p text:style-name="P2"><text:span text:style-name="T3"></text:span></text:p>
      <text:p text:style-name="P2"><text:span text:style-name="T3"><text:s text:c="8"/>int num2 = 3;</text:span></text:p>
      <text:p text:style-name="P2"><text:span text:style-name="T3"></text:span></text:p>
      <text:p text:style-name="P2"><text:span text:style-name="T3"><text:s text:c="8"/>int num3 = 2;</text:span></text:p>
      <text:p text:style-name="P2"><text:span text:style-name="T3"></text:span></text:p>
      <text:p text:style-name="P2"><text:span text:style-name="T3"><text:s text:c="8"/>num1 = num2++;</text:span></text:p>
      <text:p text:style-name="P2"><text:span text:style-name="T3"></text:span></text:p>
      <text:p text:style-name="P2"><text:span text:style-name="T3"><text:s text:c="8"/>num2 = --num3;</text:span></text:p>
      <text:p text:style-name="P2"><text:span text:style-name="T3"></text:span></text:p>
      <text:p text:style-name="P2"><text:span text:style-name="T3"><text:s text:c="8"/>cout &lt;&lt; num1 &lt;&lt; num2 &lt;&lt; num3;</text:span></text:p>
      <text:p text:style-name="P2"><text:span text:style-name="T3"></text:span></text:p>
      <text:p text:style-name="P2"><text:span text:style-name="T3"><text:s text:c="8"/>return 0;</text:span></text:p>
      <text:p text:style-name="P2"><text:span text:style-name="T3"></text:span></text:p>
      <text:p text:style-name="P2"><text:span text:style-name="T3">a) 532</text:span></text:p>
      <text:p text:style-name="P2"><text:span text:style-name="T3">b) 235</text:span></text:p>
      <text:p text:style-name="P2"><text:span text:style-name="T3">c) 312</text:span></text:p>
      <text:p text:style-name="P2"><text:span text:style-name="T3">d) 311</text:span></text:p>
      <text:p text:style-name="P2"><text:span text:style-name="T3"></text:span></text:p>
      <text:p text:style-name="P2"><text:span text:style-name="T3"></text:span></text:p>
      <text:p text:style-name="P2"><text:span text:style-name="T3"></text:span></text:p>
      <text:p text:style-name="P2"><text:span text:style-name="T3">Ans: D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6T19:19:49.996581259</meta:creation-date>
    <dc:date>2015-07-06T19:21:14.206667352</dc:date>
    <meta:editing-duration>P0D</meta:editing-duration>
    <meta:editing-cycles>1</meta:editing-cycles>
    <meta:document-statistic meta:table-count="0" meta:image-count="0" meta:object-count="0" meta:page-count="4" meta:paragraph-count="155" meta:word-count="420" meta:character-count="2482" meta:non-whitespace-character-count="1789"/>
    <meta:generator>LibreOffice/4.2.8.2$Linux_X86_64 LibreOffice_project/420m0$Build-2</meta:generator>
  </office:meta>
</office:document-meta>
</file>